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text-properties fo:color="#00b050" style:text-line-through-style="none"/>
    </style:style>
    <style:style style:name="P2" style:family="paragraph" style:parent-style-name="List_20_Paragraph" style:list-style-name="WWNum1">
      <style:text-properties fo:color="#ff0000" style:text-line-through-style="none"/>
    </style:style>
    <style:style style:name="P3" style:family="paragraph" style:parent-style-name="List_20_Paragraph" style:list-style-name="WWNum1">
      <style:text-properties fo:color="#ffc000" style:text-line-through-style="none"/>
    </style:style>
    <style:style style:name="P4" style:family="paragraph" style:parent-style-name="List_20_Paragraph" style:list-style-name="WWNum1">
      <style:text-properties fo:color="#000000" style:text-line-through-style="none"/>
    </style:style>
    <style:style style:name="P5" style:family="paragraph" style:parent-style-name="List_20_Paragraph" style:list-style-name="WWNum1">
      <style:text-properties style:text-line-through-style="none"/>
    </style:style>
    <style:style style:name="P6" style:family="paragraph" style:parent-style-name="List_20_Paragraph" style:list-style-name="WWNum1">
      <style:text-properties style:text-line-through-style="none" fo:font-style="italic" fo:font-weight="bold" style:font-style-asian="italic" style:font-weight-asian="bold"/>
    </style:style>
    <style:style style:name="P7" style:family="paragraph" style:parent-style-name="List_20_Paragraph" style:list-style-name="WWNum1" style:master-page-name="Standard">
      <style:paragraph-properties style:page-number="auto"/>
      <style:text-properties style:text-line-through-style="none"/>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fo:color="#00b050"/>
    </style:style>
    <style:style style:name="T6" style:family="text">
      <style:text-properties fo:color="#00b050" style:text-line-through-style="none"/>
    </style:style>
    <style:style style:name="T7" style:family="text">
      <style:text-properties fo:color="#ff0000"/>
    </style:style>
    <style:style style:name="T8" style:family="text">
      <style:text-properties fo:color="#ffc000"/>
    </style:style>
    <style:style style:name="T9" style:family="text">
      <style:text-properties fo:color="#7030a0"/>
    </style:style>
    <style:style style:name="T10" style:family="text">
      <style:text-properties fo:color="#7030a0" style:text-line-through-style="solid"/>
    </style:style>
    <style:style style:name="T11" style:family="text">
      <style:text-properties fo:font-style="italic" fo:font-weight="bold" style:font-style-asian="italic" style:font-weight-asian="bold"/>
    </style:style>
    <style:style style:name="T12" style:family="text">
      <style:text-properties fo:color="#92d050"/>
    </style:style>
    <style:style style:name="T13" style:family="text">
      <style:text-properties fo:color="#000000"/>
    </style:style>
    <style:style style:name="T14" style:family="text">
      <style:text-properties fo:color="#000000" style:text-line-through-style="none"/>
    </style:style>
    <style:style style:name="T15" style:family="text">
      <style:text-properties fo:color="#000000"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08063485950169869" text:style-name="WWNum1">
        <text:list-item>
          <text:p text:style-name="P7">*Oshu’s Introduction*<text:span text:style-name="T1"> </text:span></text:p>
          <text:list>
            <text:list-item>
              <text:p text:style-name="P4">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p>
            </text:list-item>
          </text:list>
        </text:list-item>
        <text:list-item>
          <text:p text:style-name="P5">*MILO’s introduction* <text:s/></text:p>
          <text:list>
            <text:list-item>
              <text:p text:style-name="P5">Greetings! My name is MILO, or Multilingual Interplanetary Locations Operator. I am the Artificial Intelligence unit for this ship. I have downloaded all the necessary information to traverse this quadrant, and I will assist you along the way. As always, thank you for renting your ship at Outshine Rentals. May I have your name please?</text:p>
              <text:list>
                <text:list-item>
                  <text:p text:style-name="P1">Oshu</text:p>
                  <text:list>
                    <text:list-item>
                      <text:p text:style-name="P4">Thank you, Oshu. I have prepared a map based on your coordinates. Where would you like to travel first? We are currently on the moon Capricorn. </text:p>
                    </text:list-item>
                  </text:list>
                </text:list-item>
                <text:list-item>
                  <text:p text:style-name="P2">Not really any of your business</text:p>
                  <text:list>
                    <text:list-item>
                      <text:p text:style-name="P4">Well, I apologize for any unintentional rudeness I may have presented. If you do not wish to share your name, I will not press the matter. I have prepared a map based on your coordinates. Where would you like to travel first? We are currently on the moon Capricorn.</text:p>
                    </text:list-item>
                  </text:list>
                </text:list-item>
                <text:list-item>
                  <text:p text:style-name="P3">Ignore +0</text:p>
                </text:list-item>
              </text:list>
            </text:list-item>
          </text:list>
        </text:list-item>
        <text:list-item>
          <text:p text:style-name="P5">Planet Introductions </text:p>
          <text:list>
            <text:list-item>
              <text:p text:style-name="P5">Luneda</text:p>
              <text:list>
                <text:list-item>
                  <text:p text:style-name="P4">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p>
                </text:list-item>
              </text:list>
            </text:list-item>
            <text:list-item>
              <text:p text:style-name="P5">Kanedos</text:p>
              <text:list>
                <text:list-item>
                  <text:p text:style-name="P4">Kanedos is known for its unique fighting styles. Many of the natives begin learning the martial art of their choice at a very young age. It is advisable to take extra caution when visiting this planet. I would suggest another route. </text:p>
                  <text:list>
                    <text:list-item>
                      <text:p text:style-name="P1">Thank you, MILO. I will be careful.</text:p>
                      <text:list>
                        <text:list-item>
                          <text:p text:style-name="P5"><text:span text:style-name="T5">1+ </text:span><text:span text:style-name="T13">I will see you upon your return.</text:span></text:p>
                        </text:list-item>
                        <text:list-item>
                          <text:p text:style-name="P5"><text:soft-page-break/><text:span text:style-name="T7">0- </text:span><text:span text:style-name="T13">Oh I… Well, you’re welcome, miss. I wish you all the best.</text:span></text:p>
                        </text:list-item>
                      </text:list>
                    </text:list-item>
                    <text:list-item>
                      <text:p text:style-name="P2">MILO, you will never tell me what to do again.</text:p>
                      <text:list>
                        <text:list-item>
                          <text:p text:style-name="P5"><text:span text:style-name="T8">0+</text:span><text:span text:style-name="T13"> With all due respect, it is in my programming to always make the user aware of any dangers that may reside on this or any other planet. I am not attempting to “tell you what to do.”</text:span></text:p>
                        </text:list-item>
                        <text:list-item>
                          <text:p text:style-name="P5"><text:span text:style-name="T7">5- </text:span><text:span text:style-name="T13">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3">Ignore</text:p>
                    </text:list-item>
                  </text:list>
                </text:list-item>
                <text:list-item>
                  <text:p text:style-name="P5"><text:span text:style-name="T9">*UPON RETURNING FROM KANEDOS OR CAPRIC FOR THE FIRST TIME* </text:span><text:span text:style-name="T13">(Oshu/Miss), I apologize for the intrusion, but I checked your health status upon return from this unsafe planet. I noticed that you are making use of the Lifecycle Program. </text:span></text:p>
                  <text:list>
                    <text:list-item>
                      <text:p text:style-name="P5"><text:span text:style-name="T5">1+</text:span><text:span text:style-name="T13"> I highly respect any decisions you have made regarding your mortality, but I will grieve your departure when that time comes. I hope I can make your last hours comfortable. </text:span></text:p>
                    </text:list-item>
                    <text:list-item>
                      <text:p text:style-name="P5"><text:span text:style-name="T8">0-</text:span><text:span text:style-name="T2"> </text:span><text:span text:style-name="T13">Very interesting!</text:span></text:p>
                    </text:list-item>
                  </text:list>
                </text:list-item>
              </text:list>
            </text:list-item>
            <text:list-item>
              <text:p text:style-name="P5">Tyrianne</text:p>
              <text:list>
                <text:list-item>
                  <text:p text:style-name="P4">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p>
                  <text:list>
                    <text:list-item>
                      <text:p text:style-name="P1">Would you like me to bring you back a souvenir? </text:p>
                      <text:list>
                        <text:list-item>
                          <text:p text:style-name="P4">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p>
                        </text:list-item>
                      </text:list>
                    </text:list-item>
                    <text:list-item>
                      <text:p text:style-name="P3">You’re jealous, aren’t you?</text:p>
                      <text:list>
                        <text:list-item>
                          <text:p text:style-name="P5"><text:span text:style-name="T5">1+ </text:span><text:span text:style-name="T13">I am, miss. Oh, the Tyrianne Interplanetary Library is just a dream to me. Since the moment I discovered the library, I’ve wanted nothing more than to see it for myself. I would just give anything to be able to walk through the library myself. Sometimes, miss, this ship feels like such a cage.</text:span></text:p>
                          <text:list>
                            <text:list-item>
                              <text:p text:style-name="P1">Would you like me to bring you back a souvenir? </text:p>
                              <text:list>
                                <text:list-item>
                                  <text:p text:style-name="P4">Would… would you?! I know there’s not much you can get a simple AI like me but, (Miss/Oshu), if you did bring a gift back, I would feel as though I went there myself.</text:p>
                                </text:list-item>
                              </text:list>
                            </text:list-item>
                            <text:list-item>
                              <text:p text:style-name="P3"><text:soft-page-break/>Goodbye, MILO. I’ll be back soon.</text:p>
                            </text:list-item>
                          </text:list>
                        </text:list-item>
                        <text:list-item>
                          <text:p text:style-name="P5"><text:span text:style-name="T8">0- </text:span><text:span text:style-name="T13">I am. Since the moment I discovered the library, I’ve wanted nothing more than to see it for myself. Sometimes, miss, this ship feels like such a cage.</text:span></text:p>
                        </text:list-item>
                      </text:list>
                    </text:list-item>
                    <text:list-item>
                      <text:p text:style-name="P3">Ignore</text:p>
                    </text:list-item>
                  </text:list>
                </text:list-item>
                <text:list-item>
                  <text:p text:style-name="P1">Upon returning with a gift</text:p>
                  <text:list>
                    <text:list-item>
                      <text:p text:style-name="P4">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p>
                      <text:list>
                        <text:list-item>
                          <text:p text:style-name="P5"><text:span text:style-name="T9">*IF HE KNOWS* </text:span><text:span text:style-name="T13">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1">I’ll consider it, MILO. </text:p>
                              <text:list>
                                <text:list-item>
                                  <text:p text:style-name="P4">Thank the heavens. Since I don’t have mobility, could you find a safe place for the gift? I don’t want anyone to take it from me. I can’t stop them if they tried…</text:p>
                                </text:list-item>
                              </text:list>
                            </text:list-item>
                            <text:list-item>
                              <text:p text:style-name="P3">I’m sorry, MILO. It was important to me that I lived as human as possible. It makes me feel closer to my family.</text:p>
                              <text:list>
                                <text:list-item>
                                  <text:p text:style-name="P4">I understand. Losing such a dear friend is hard, and I’m sure I’m not making it any easier for you, either. Since I don’t have mobility, could you find a safe place for the gift? I don’t want anyone to take it from me. I can’t stop them if they tried…</text:p>
                                </text:list-item>
                              </text:list>
                            </text:list-item>
                            <text:list-item>
                              <text:p text:style-name="P2">This isn’t your choice, MILO. </text:p>
                              <text:list>
                                <text:list-item>
                                  <text:p text:style-name="P4">I know, (Oshu/Miss). I am sorry, I shouldn’t have said anything. Since I don’t have mobility, could you find a safe place for the gift? I don’t want anyone to take it from me. I can’t stop them if they tried…</text:p>
                                </text:list-item>
                              </text:list>
                            </text:list-item>
                          </text:list>
                        </text:list-item>
                        <text:list-item>
                          <text:p text:style-name="P4">Since I don’t have mobility, could you find a safe place for the gift? I don’t want anyone to take it from me. I can’t stop them if they tried…</text:p>
                        </text:list-item>
                      </text:list>
                    </text:list-item>
                  </text:list>
                </text:list-item>
              </text:list>
            </text:list-item>
            <text:list-item>
              <text:p text:style-name="P5">Kaprika</text:p>
              <text:list>
                <text:list-item>
                  <text:p text:style-name="P4">The planet Kaprika is unlike any other in this galaxy. A fantastical place of fairies, life pools, and trees that climb to the heavens, it is a dream materialized. A popular vacation destination, be advised of the pickpockets that walk the streets.</text:p>
                </text:list-item>
              </text:list>
            </text:list-item>
            <text:list-item>
              <text:p text:style-name="P5"><text:soft-page-break/>AliNada</text:p>
              <text:list>
                <text:list-item>
                  <text:p text:style-name="P4">AliNada is the capitol planet of this galaxy. Here you can find the Galaxy Trade Centres, as well as the Worlds United Headquarters. The galaxy’s most renowned military cemetery is also located here.</text:p>
                  <text:list>
                    <text:list-item>
                      <text:p text:style-name="P1">I know. That’s where I’m going.</text:p>
                      <text:list>
                        <text:list-item>
                          <text:p text:style-name="P5"><text:span text:style-name="T13">I’m so sorry to hear that. I would have never mentioned it if I knew that was where you were going. Considering the other items on your list, I thought for sure… I thought it would be something carefree. Please forgive my intrusion.</text:span><text:span text:style-name="T2"> </text:span></text:p>
                          <text:list>
                            <text:list-item>
                              <text:p text:style-name="P1">Of course, MILO. How would you have known?</text:p>
                              <text:list>
                                <text:list-item>
                                  <text:p text:style-name="P4">Thank you. Is it too intrusive of me to ask who you are visiting?</text:p>
                                  <text:list>
                                    <text:list-item>
                                      <text:p text:style-name="P1">His name was Andy. He was my brother.</text:p>
                                      <text:list>
                                        <text:list-item>
                                          <text:p text:style-name="P4">I’m sorry for your loss. If he was your brother, he must have been a great man.</text:p>
                                        </text:list-item>
                                      </text:list>
                                    </text:list-item>
                                    <text:list-item>
                                      <text:p text:style-name="P3">What you assumed before was way less intrusive than this, MILO.</text:p>
                                      <text:list>
                                        <text:list-item>
                                          <text:p text:style-name="P4">You’re right. My apologies. Take care.</text:p>
                                        </text:list-item>
                                      </text:list>
                                    </text:list-item>
                                    <text:list-item>
                                      <text:p text:style-name="P2">You need to stop pestering me, MILO.</text:p>
                                      <text:list>
                                        <text:list-item>
                                          <text:p text:style-name="P4">I understand you must be emotional. I’ll let you be.</text:p>
                                        </text:list-item>
                                      </text:list>
                                    </text:list-item>
                                  </text:list>
                                </text:list-item>
                              </text:list>
                            </text:list-item>
                            <text:list-item>
                              <text:p text:style-name="P3">It’s fine.</text:p>
                              <text:list>
                                <text:list-item>
                                  <text:p text:style-name="P4">Well. Let’s move on then. I wish you all the best on AliNada. I will see you soon.</text:p>
                                </text:list-item>
                              </text:list>
                            </text:list-item>
                            <text:list-item>
                              <text:p text:style-name="P2">It was rude of you to make assumptions about my intentions here.</text:p>
                              <text:list>
                                <text:list-item>
                                  <text:p text:style-name="P4">You’re right. It was very impolite. Take care, (Miss/Oshu). I will see you upon your return.</text:p>
                                </text:list-item>
                              </text:list>
                            </text:list-item>
                          </text:list>
                        </text:list-item>
                      </text:list>
                    </text:list-item>
                    <text:list-item>
                      <text:p text:style-name="P3">Silence</text:p>
                    </text:list-item>
                    <text:list-item>
                      <text:p text:style-name="P2">I know. That’s where I’m going.</text:p>
                      <text:list>
                        <text:list-item>
                          <text:p text:style-name="P4">Oh. Well, this is embarrassing. Take care. </text:p>
                        </text:list-item>
                      </text:list>
                    </text:list-item>
                  </text:list>
                </text:list-item>
              </text:list>
            </text:list-item>
            <text:list-item>
              <text:p text:style-name="P5">Capric</text:p>
              <text:list>
                <text:list-item>
                  <text:p text:style-name="P4">The swampy planet of Capric has very little to no laws, making it home to all kinds of ruffians. Here, you will find the infamous black market known as the Thieves’ District, as well as criminals <text:soft-page-break/>of every kind. It also is a planet with unexplained weather patterns, matching the chaos of its citizens perfectly. It is inadvisable to land.</text:p>
                  <text:list>
                    <text:list-item>
                      <text:p text:style-name="P1">I won’t be long, MILO. Don’t worry about me.</text:p>
                      <text:list>
                        <text:list-item>
                          <text:p text:style-name="P4">Alright. Don’t take too long, though. I can already see some Scrappers with their eyes on me outside… </text:p>
                        </text:list-item>
                      </text:list>
                    </text:list-item>
                    <text:list-item>
                      <text:p text:style-name="P3">Please land the ship anyway, MILO.</text:p>
                      <text:list>
                        <text:list-item>
                          <text:p text:style-name="P4">Okay. I’ll trust you, (Miss/Oshu). But please don’t take too long. I can already see some Scrappers with their eyes on me outside…</text:p>
                        </text:list-item>
                      </text:list>
                    </text:list-item>
                    <text:list-item>
                      <text:p text:style-name="P2">Do I really have to remind you who’s in charge here?</text:p>
                      <text:list>
                        <text:list-item>
                          <text:p text:style-name="P4">No. You don’t. You’re in charge, I know, but I already see some Scrappers outside. If I get torn apart, you’ll have a hefty fine from the business you rented from. I doubt you’d be able to pay that…</text:p>
                        </text:list-item>
                      </text:list>
                    </text:list-item>
                  </text:list>
                </text:list-item>
              </text:list>
            </text:list-item>
          </text:list>
        </text:list-item>
        <text:list-item>
          <text:p text:style-name="P5">Health points </text:p>
          <text:list>
            <text:list-item>
              <text:p text:style-name="P5">50%</text:p>
              <text:list>
                <text:list-item>
                  <text:p text:style-name="P4">Quickly, (Miss/Oshu)! Look out the window! </text:p>
                  <text:list>
                    <text:list-item>
                      <text:p text:style-name="P1">What is it?</text:p>
                      <text:list>
                        <text:list-item>
                          <text:p text:style-name="P4">It’s a novatacea! A beautiful creature that has evolved to the point that it can traverse space freely! Their scales are quite a commodity on the black market, so they’re near extinct. You should really come see it!</text:p>
                          <text:list>
                            <text:list-item>
                              <text:p text:style-name="P1">A what? Let me see.</text:p>
                              <text:list>
                                <text:list-item>
                                  <text:p text:style-name="P4">Look at it, (Miss/Oshu). Is that not the most incredible creature you’ve ever seen in your life? Oh, I wish this moment would last forever!</text:p>
                                  <text:list>
                                    <text:list-item>
                                      <text:p text:style-name="P1">It’s really something, isn’t it?</text:p>
                                      <text:list>
                                        <text:list-item>
                                          <text:p text:style-name="P4">It really is. There it goes! Wow. I’m so glad I got to experience this with someone else. Alright, back to work. Where should we go?</text:p>
                                        </text:list-item>
                                      </text:list>
                                    </text:list-item>
                                    <text:list-item>
                                      <text:p text:style-name="P2">It’s alright, I guess.</text:p>
                                      <text:list>
                                        <text:list-item>
                                          <text:p text:style-name="P4">To each his own, I suppose. It’s too bad you can’t see the creature the way I see it.</text:p>
                                        </text:list-item>
                                      </text:list>
                                    </text:list-item>
                                  </text:list>
                                </text:list-item>
                              </text:list>
                            </text:list-item>
                            <text:list-item>
                              <text:p text:style-name="P2">Sorry, MILO. I’m just not interested in this… novatapolo…</text:p>
                              <text:list>
                                <text:list-item>
                                  <text:p text:style-name="P4">A *novatacea*. And that’s fine. Your loss…</text:p>
                                </text:list-item>
                              </text:list>
                            </text:list-item>
                          </text:list>
                        </text:list-item>
                      </text:list>
                    </text:list-item>
                    <text:list-item>
                      <text:p text:style-name="P3">I’m sorry, MILO, I don’t have time for this.</text:p>
                      <text:list>
                        <text:list-item>
                          <text:p text:style-name="P4"><text:soft-page-break/>But, (Miss/Oshu), it’s one of the rarest creatures in the galaxy! You simply must!</text:p>
                          <text:list>
                            <text:list-item>
                              <text:p text:style-name="P1">Fine. What is it?</text:p>
                              <text:list>
                                <text:list-item>
                                  <text:p text:style-name="P6">TRANSFER PLAYER TO THE NOVAGOOD STORYLINE</text:p>
                                </text:list-item>
                              </text:list>
                            </text:list-item>
                            <text:list-item>
                              <text:p text:style-name="P2">I said no, MILO.</text:p>
                              <text:list>
                                <text:list-item>
                                  <text:p text:style-name="P4">Fine. Your loss, I suppose.</text:p>
                                </text:list-item>
                              </text:list>
                            </text:list-item>
                          </text:list>
                        </text:list-item>
                      </text:list>
                    </text:list-item>
                    <text:list-item>
                      <text:p text:style-name="P2">Why would I care what’s outside some cheap ship’s window?</text:p>
                      <text:list>
                        <text:list-item>
                          <text:p text:style-name="P4">Cheap? Are you calling *me* cheap?!</text:p>
                          <text:list>
                            <text:list-item>
                              <text:p text:style-name="P1">I take it back. I’m just a little stressed right now. Sorry, MILO.</text:p>
                              <text:list>
                                <text:list-item>
                                  <text:p text:style-name="P4">It’s alright. I think we’re all stressed right now.</text:p>
                                </text:list-item>
                                <text:list-item>
                                  <text:p text:style-name="P5"><text:span text:style-name="T9">(if he knows) </text:span><text:span text:style-name="T13">Yes, I do suppose this would be a stressful time for you. Oh, the creature left… You really missed something incredible, (Miss/Oshu). </text:span></text:p>
                                </text:list-item>
                              </text:list>
                            </text:list-item>
                            <text:list-item>
                              <text:p text:style-name="P3">Nevermind.</text:p>
                            </text:list-item>
                            <text:list-item>
                              <text:p text:style-name="P2">That’s right! C. H. E. A. P.</text:p>
                              <text:list>
                                <text:list-item>
                                  <text:p text:style-name="P4">I suppose, considering you’re the one who hired me, I must be cheap. I must be absolute bottom of the barrel if this was the best you could do.</text:p>
                                </text:list-item>
                              </text:list>
                            </text:list-item>
                          </text:list>
                        </text:list-item>
                      </text:list>
                    </text:list-item>
                  </text:list>
                </text:list-item>
              </text:list>
            </text:list-item>
            <text:list-item>
              <text:p text:style-name="P5">75%</text:p>
              <text:list>
                <text:list-item>
                  <text:p text:style-name="P4">(Miss/Oshu), I was wondering if you might answer a few questions for me. I saw the photograph of yourself and your… family. What is it like to have a family? I cannot even fathom it.</text:p>
                  <text:list>
                    <text:list-item>
                      <text:p text:style-name="P1">It’s a lot of ups and downs, but at the end of the day, you still care about each other.</text:p>
                      <text:list>
                        <text:list-item>
                          <text:p text:style-name="P4"><text:bookmark-start text:name="_GoBack"/>Wow… And did you always feel accepted? Certainly people knew you weren’t blood related, correct? </text:p>
                          <text:list>
                            <text:list-item>
                              <text:p text:style-name="P1"><text:bookmark-end text:name="_GoBack"/>Yes, I always felt accepted. People considered me one of the family, regardless of my origin.</text:p>
                              <text:list>
                                <text:list-item>
                                  <text:p text:style-name="P4">That’s good. </text:p>
                                </text:list-item>
                                <text:list-item>
                                  <text:p text:style-name="P5"><text:span text:style-name="T9">**FROM OTHER CONVERSATIONS, TOO** </text:span><text:span text:style-name="T13">Were there members you were closer to than others?</text:span></text:p>
                                  <text:list>
                                    <text:list-item>
                                      <text:p text:style-name="P1">My brother.</text:p>
                                      <text:list>
                                        <text:list-item>
                                          <text:p text:style-name="P5"><text:span text:style-name="T9">(Post-AliNada Intro) </text:span><text:span text:style-name="T13">Andy, correct? Tell me more about him?</text:span></text:p>
                                        </text:list-item>
                                        <text:list-item>
                                          <text:p text:style-name="P4"><text:soft-page-break/>Tell me about him!</text:p>
                                        </text:list-item>
                                        <text:list-item>
                                          <text:p text:style-name="P1">&gt;He was a soldier from Capricorn, but was often stationed on Luneda. He always told me about the great times he’d have there while he was deployed. Then, his platoon was attacked by some raiders they were trying to bust. He didn’t make it, but they captured the Raidleader. </text:p>
                                        </text:list-item>
                                        <text:list-item>
                                          <text:p text:style-name="P4">&gt;&gt;He sounds like a really great man. </text:p>
                                        </text:list-item>
                                        <text:list-item>
                                          <text:p text:style-name="P3">&gt;I’m sorry, MILO, but I miss him. I don’t want to talk about him anymore. </text:p>
                                        </text:list-item>
                                        <text:list-item>
                                          <text:p text:style-name="P5">&gt;&gt; TRANSFER PLAYER TO FAMILYBAD</text:p>
                                        </text:list-item>
                                      </text:list>
                                    </text:list-item>
                                    <text:list-item>
                                      <text:p text:style-name="P3">I could never pick a favorite!</text:p>
                                      <text:list>
                                        <text:list-item>
                                          <text:p text:style-name="P4">I understand how you feel. I could never pick a favorite star in the sky. </text:p>
                                        </text:list-item>
                                      </text:list>
                                    </text:list-item>
                                    <text:list-item>
                                      <text:p text:style-name="P2">Let’s talk about something else…</text:p>
                                      <text:list>
                                        <text:list-item>
                                          <text:p text:style-name="P6">TRANSFER PLAYER TO FAMILYBAD</text:p>
                                        </text:list-item>
                                      </text:list>
                                    </text:list-item>
                                  </text:list>
                                </text:list-item>
                              </text:list>
                            </text:list-item>
                            <text:list-item>
                              <text:p text:style-name="P3">Don’t you consider adoptees to be a part of the family, MILO?</text:p>
                              <text:list>
                                <text:list-item>
                                  <text:p text:style-name="P5"><text:span text:style-name="T13">Oh my goodness, you’re right. I was being ignorant.</text:span><text:span text:style-name="T13"> </text:span><text:span text:style-name="T11">**GO TO FAMILYGOODGOOD**</text:span></text:p>
                                </text:list-item>
                              </text:list>
                            </text:list-item>
                            <text:list-item>
                              <text:p text:style-name="P2">I don’t want to talk about my family, MILO. It’s really personal.</text:p>
                              <text:list>
                                <text:list-item>
                                  <text:p text:style-name="P6">TRANSFER PLAYER TO FAMILYBAD</text:p>
                                </text:list-item>
                              </text:list>
                            </text:list-item>
                          </text:list>
                        </text:list-item>
                      </text:list>
                    </text:list-item>
                    <text:list-item>
                      <text:p text:style-name="P3">It gives meaning to my life.</text:p>
                      <text:list>
                        <text:list-item>
                          <text:p text:style-name="P4">Do you feel your life is meaningless without your family?</text:p>
                        </text:list-item>
                        <text:list-item>
                          <text:p text:style-name="P5"><text:span text:style-name="T9">(If he knows) </text:span><text:span text:style-name="T13">Is that why you decided to make use of the Termination program? Without your family, do you really feel like your life is meaningless?</text:span></text:p>
                          <text:list>
                            <text:list-item>
                              <text:p text:style-name="P1">No, that’s not it. There is still meaning without them, but not in the same way.</text:p>
                              <text:list>
                                <text:list-item>
                                  <text:p text:style-name="P5">I see. <text:span text:style-name="T11">**TRANSFER PLAYER TO FAMILYGOODGOOD**</text:span></text:p>
                                </text:list-item>
                              </text:list>
                            </text:list-item>
                            <text:list-item>
                              <text:p text:style-name="P3">I do feel a sort of hopelessness without my family.</text:p>
                              <text:list>
                                <text:list-item>
                                  <text:p text:style-name="P4">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text:soft-page-break/>need to realize the personality and greatness that is you. No offense intended towards your family.</text:p>
                                  <text:list>
                                    <text:list-item>
                                      <text:p text:style-name="P1">None taken. Thank you, MILO.</text:p>
                                      <text:list>
                                        <text:list-item>
                                          <text:p text:style-name="P4">You are welcome, miss.</text:p>
                                        </text:list-item>
                                      </text:list>
                                    </text:list-item>
                                    <text:list-item>
                                      <text:p text:style-name="P2">You don’t know what you’re talking about.</text:p>
                                      <text:list>
                                        <text:list-item>
                                          <text:p text:style-name="P4">I certainly do, but I don’t wish to argue. </text:p>
                                        </text:list-item>
                                      </text:list>
                                    </text:list-item>
                                  </text:list>
                                </text:list-item>
                              </text:list>
                            </text:list-item>
                            <text:list-item>
                              <text:p text:style-name="P2">I don’t want to talk about my family anymore, MILO.</text:p>
                              <text:list>
                                <text:list-item>
                                  <text:p text:style-name="P6">TRANSFER PLAYER TO FAMILYBAD</text:p>
                                </text:list-item>
                              </text:list>
                            </text:list-item>
                          </text:list>
                        </text:list-item>
                      </text:list>
                    </text:list-item>
                    <text:list-item>
                      <text:p text:style-name="P2">I don’t want to talk about my family, MILO…</text:p>
                      <text:list>
                        <text:list-item>
                          <text:p text:style-name="P4">I understand this must be a touchy conversation. Very well, then. I will stay out of it.</text:p>
                        </text:list-item>
                      </text:list>
                    </text:list-item>
                  </text:list>
                </text:list-item>
              </text:list>
            </text:list-item>
            <text:list-item>
              <text:p text:style-name="P5">90% <text:span text:style-name="T9">(if he knows)</text:span></text:p>
              <text:list>
                <text:list-item>
                  <text:p text:style-name="P5"><text:span text:style-name="T7">10-</text:span> <text:span text:style-name="T13">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1">You’re right, MILO. I have treated you terribly. I was just afraid of dying… Truce?</text:p>
                      <text:list>
                        <text:list-item>
                          <text:p text:style-name="P4">Wow. Of course I accept your truce. I’m sorry for what I said out of anger. You don’t belong in a junkyard. </text:p>
                        </text:list-item>
                      </text:list>
                    </text:list-item>
                    <text:list-item>
                      <text:p text:style-name="P3">Silence</text:p>
                    </text:list-item>
                    <text:list-item>
                      <text:p text:style-name="P2">Oh shut up, MILO. Nobody cares.</text:p>
                      <text:list>
                        <text:list-item>
                          <text:p text:style-name="P4">**He unleashes a stream of profanities**</text:p>
                        </text:list-item>
                      </text:list>
                    </text:list-item>
                  </text:list>
                </text:list-item>
                <text:list-item>
                  <text:p text:style-name="P5"><text:span text:style-name="T12">5+</text:span> <text:span text:style-name="T9">**No commitment** </text:span><text:span text:style-name="T13">(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5"><text:span text:style-name="T9">*already conversed* </text:span><text:span text:style-name="T8">We talked about this already, MILO. I haven’t changed my mind about it.</text:span></text:p>
                      <text:list>
                        <text:list-item>
                          <text:p text:style-name="P4">You’re right. I shouldn’t have brought it up again. Where would you like to go next?</text:p>
                        </text:list-item>
                      </text:list>
                    </text:list-item>
                    <text:list-item>
                      <text:p text:style-name="P5"><text:span text:style-name="T9">*not conversed* </text:span><text:span text:style-name="T8">I can’t, MILO. This program makes me feel closer to my family.</text:span></text:p>
                      <text:list>
                        <text:list-item>
                          <text:p text:style-name="P4"><text:soft-page-break/>I understand. I never had a family, so I guess I’m just having a hard time wrapping my mind around your situation. Let’s get back to your list. Where would you like to go next?</text:p>
                        </text:list-item>
                      </text:list>
                    </text:list-item>
                    <text:list-item>
                      <text:p text:style-name="P1">You know… Yes. Let’s do it! </text:p>
                      <text:list>
                        <text:list-item>
                          <text:p text:style-name="P4">You mean it? That would make me so happy, (Miss/Oshu)! Do you promise?</text:p>
                          <text:list>
                            <text:list-item>
                              <text:p text:style-name="P1">I promise!</text:p>
                              <text:list>
                                <text:list-item>
                                  <text:p text:style-name="P4">Wonderful! Just wonderful! Well. Back to other matters. Where would you like to go next?</text:p>
                                </text:list-item>
                              </text:list>
                            </text:list-item>
                            <text:list-item>
                              <text:p text:style-name="P2">I can’t make any promises, MILO.</text:p>
                              <text:list>
                                <text:list-item>
                                  <text:p text:style-name="P4">I understand commitments like that are difficult things. Well, let’s get back to the “mission.” Where would you like to go next?</text:p>
                                </text:list-item>
                              </text:list>
                            </text:list-item>
                          </text:list>
                        </text:list-item>
                      </text:list>
                    </text:list-item>
                    <text:list-item>
                      <text:p text:style-name="P2">If living meant dealing with you another second, I’d take death without hesitation.</text:p>
                      <text:list>
                        <text:list-item>
                          <text:p text:style-name="P4">[MILO is silent]</text:p>
                        </text:list-item>
                      </text:list>
                    </text:list-item>
                  </text:list>
                </text:list-item>
                <text:list-item>
                  <text:p text:style-name="P5"><text:span text:style-name="T9">**Commitment** <text:s/></text:span>(Miss/Oshu), <text:span text:style-name="T13">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5">Oshu’s ending speech </text:p>
          <text:list>
            <text:list-item>
              <text:p text:style-name="P5">Ending early</text:p>
              <text:list>
                <text:list-item>
                  <text:p text:style-name="P5">The mechanic finished his work, and my Lifecycle Program was shut off. I felt a strange sense of relief. I had something the rest of my family didn't: A second chance. Although it was important that I felt human like them, I realized that this second chance was something any of them wanted dearly. If a human being were offered a second life on their deathbed, many would accept. I was now being given that offer, and I realize now that I want to accept. Who knows what will happen in the days to come. MILO and I spent time together anytime it didn't affect his work at the rental agency. We traversed much of space, and I saw and experienced things that dwarfed the original list. That bucket list grew and grew, and my life was filled with many happy memories. </text:p>
                </text:list-item>
              </text:list>
            </text:list-item>
            <text:list-item>
              <text:p text:style-name="P5">100% completion</text:p>
              <text:list>
                <text:list-item>
                  <text:p text:style-name="P4">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text:soft-page-break/>began to shut down one by one, and I felt my body relax. My sight shut down, and I was left in darkness. I was happy. This was the perfect ending. </text:p>
                  <text:list>
                    <text:list-item>
                      <text:p text:style-name="P5">Good standing with MILO <text:span text:style-name="T5">(10+) </text:span><text:span text:style-name="T13">I had made a very dear friend, and I had experienced everything I could ever ask for. <text:s/>My last thoughts were blurry and quiet as I faded away.</text:span></text:p>
                    </text:list-item>
                    <text:list-item>
                      <text:p text:style-name="P5">Neutral standing with MILO <text:span text:style-name="T8">(10 <text:s/>to -10) </text:span><text:span text:style-name="T13">My last thoughts were blurry and quiet as I faded away.</text:span></text:p>
                    </text:list-item>
                    <text:list-item>
                      <text:p text:style-name="P5">Bad standing with MILO <text:span text:style-name="T7">(-10+) </text:span><text:span text:style-name="T13">Although MILO and I fought a lot, it was nice to have him with me. It felt much less lonely. My last thoughts were blurry and quiet as I faded away.</text:span></text:p>
                    </text:list-item>
                  </text:list>
                </text:list-item>
              </text:list>
            </text:list-item>
            <text:list-item>
              <text:p text:style-name="P5">&lt;100% completion</text:p>
            </text:list-item>
            <text:list-item>
              <text:p text:style-name="P5">Although I wasn’t able to complete my list, I was pleased with my life’s ending. I looked down at my list, and thought about everything that had happened throughout it.<text:span text:style-name="T2"> </text:span><text:span text:style-name="T13">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5">Good standing with MILO <text:span text:style-name="T5">(10+) </text:span><text:span text:style-name="T13">I had made a very dear friend, and I had experienced everything I could ever ask for. My last thoughts were blurry and quiet as I faded away.</text:span></text:p>
                </text:list-item>
                <text:list-item>
                  <text:p text:style-name="P5">Neutral standing with MILO <text:span text:style-name="T8">(10 to -10)</text:span> <text:span text:style-name="T13">My last thoughts were blurry and quiet as I faded away.</text:span></text:p>
                </text:list-item>
                <text:list-item>
                  <text:p text:style-name="P5">Bad standing with MILO <text:span text:style-name="T7">(-10+)</text:span> <text:span text:style-name="T13">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7</meta:editing-cycles>
    <meta:creation-date>2015-06-01T06:44:00</meta:creation-date>
    <dc:date>2015-09-29T09:57:18.50</dc:date>
    <meta:editing-duration>P2DT9H53M21S</meta:editing-duration>
    <meta:generator>OpenOffice/4.1.1$Win32 OpenOffice.org_project/411m6$Build-9775</meta:generator>
    <meta:document-statistic meta:table-count="0" meta:image-count="0" meta:object-count="0" meta:page-count="10" meta:paragraph-count="172" meta:word-count="3628" meta:character-count="200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